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0.474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 + IF(MOD([.A2]; 2) = 0; VLOOKUP([.A2] / 2; [.A:.B]; 2; 0); 0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0]*[.E20]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 + IF(MOD([.A3]; 2) = 0; VLOOKUP([.A3] / 2; [.A:.B]; 2; 0); 0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 + IF(MOD([.A4]; 2) = 0; VLOOKUP([.A4] / 2; [.A:.B]; 2; 0); 0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 + IF(MOD([.A5]; 2) = 0; VLOOKUP([.A5] / 2; [.A:.B]; 2; 0); 0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 + IF(MOD([.A6]; 2) = 0; VLOOKUP([.A6] / 2; [.A:.B]; 2; 0); 0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 + IF(MOD([.A7]; 2) = 0; VLOOKUP([.A7] / 2; [.A:.B]; 2; 0); 0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 + IF(MOD([.A8]; 2) = 0; VLOOKUP([.A8] / 2; [.A:.B]; 2; 0); 0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 + IF(MOD([.A9]; 2) = 0; VLOOKUP([.A9] / 2; [.A:.B]; 2; 0); 0)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 + IF(MOD([.A10]; 2) = 0; VLOOKUP([.A10] / 2; [.A:.B]; 2; 0); 0)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E10] + IF(MOD([.D11]; 2) = 0; VLOOKUP([.D11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I10] + IF(MOD([.H11]; 2) = 0; VLOOKUP([.H11] / 2; [.H:.I]; 2; 0); 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E11] + IF(MOD([.D12]; 2) = 0; VLOOKUP([.D12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I11] + IF(MOD([.H12]; 2) = 0; VLOOKUP([.H12] / 2; [.H:.I]; 2; 0); 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E12] + IF(MOD([.D13]; 2) = 0; VLOOKUP([.D13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I12] + IF(MOD([.H13]; 2) = 0; VLOOKUP([.H13] / 2; [.H:.I]; 2; 0); 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E13] + IF(MOD([.D14]; 2) = 0; VLOOKUP([.D14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I13] + IF(MOD([.H14]; 2) = 0; VLOOKUP([.H14] / 2; [.H:.I]; 2; 0); 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E14] + IF(MOD([.D15]; 2) = 0; VLOOKUP([.D15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I14] + IF(MOD([.H15]; 2) = 0; VLOOKUP([.H15] / 2; [.H:.I]; 2; 0); 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E15] + IF(MOD([.D16]; 2) = 0; VLOOKUP([.D16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I15] + IF(MOD([.H16]; 2) = 0; VLOOKUP([.H16] / 2; [.H:.I]; 2; 0); 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E16] + IF(MOD([.D17]; 2) = 0; VLOOKUP([.D17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I16] + IF(MOD([.H17]; 2) = 0; VLOOKUP([.H17] / 2; [.H:.I]; 2; 0); 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E17] + IF(MOD([.D18]; 2) = 0; VLOOKUP([.D18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I17] + IF(MOD([.H18]; 2) = 0; VLOOKUP([.H18] / 2; [.H:.I]; 2; 0); 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E18] + IF(MOD([.D19]; 2) = 0; VLOOKUP([.D19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I18] + IF(MOD([.H19]; 2) = 0; VLOOKUP([.H19] / 2; [.H:.I]; 2; 0); 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E19] + IF(MOD([.D20]; 2) = 0; VLOOKUP([.D20] / 2; [.D:.E]; 2; 0); 0)"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I19] + IF(MOD([.H20]; 2) = 0; VLOOKUP([.H20] / 2; [.H:.I]; 2; 0); 0)"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0:50:18.097000000</meta:creation-date>
    <meta:generator>LibreOffice/7.5.1.2$Windows_X86_64 LibreOffice_project/fcbaee479e84c6cd81291587d2ee68cba099e129</meta:generator>
    <dc:date>2023-03-27T21:50:17.019000000</dc:date>
    <meta:editing-duration>PT59M59S</meta:editing-duration>
    <meta:editing-cycles>1</meta:editing-cycles>
    <meta:document-statistic meta:table-count="1" meta:cell-count="93" meta:object-count="0"/>
  </office:meta>
</office:document-meta>
</file>